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table="urn:oasis:names:tc:opendocument:xmlns:table:1.0" xmlns:text="urn:oasis:names:tc:opendocument:xmlns:text:1.0" xmlns:fo="urn:oasis:names:tc:opendocument:xmlns:xsl-fo-compatible:1.0" xmlns:style="urn:oasis:names:tc:opendocument:xmlns:style:1.0" xmlns:dc="http://purl.org/dc/elements/1.1/" xmlns:number="urn:oasis:names:tc:opendocument:xmlns:datastyle:1.0" office:version="1.2">
  <office:automatic-styles>
    <number:date-style style:name="datestyle">
      <number:year number:style="long"/>
      <number:text>-</number:text>
      <number:month number:style="long"/>
      <number:text>-</number:text>
      <number:day/>
    </number:date-style>
    <style:style style:family="table-column" style:name="co0">
      <style:table-column-properties style:column-width="22.58mm"/>
    </style:style>
    <style:style style:family="table-row" style:name="ro0">
      <style:table-row-properties style:row-height="4.5200000000000005mm"/>
    </style:style>
  </office:automatic-styles>
  <office:body>
    <office:spreadsheet>
      <table:table table:name="donnees">
        <table:table-column table:style-name="co0"/>
        <table:table-column table:style-name="co0"/>
        <table:table-column table:style-name="co0"/>
        <table:table-column table:style-name="co0"/>
        <table:table-row table:style-name="ro0">
          <table:table-cell>
            <text:p>Nom</text:p>
          </table:table-cell>
          <table:table-cell>
            <text:p>CP</text:p>
          </table:table-cell>
          <table:table-cell>
            <text:p>Age</text:p>
          </table:table-cell>
          <table:table-cell>
            <text:p>C.E.</text:p>
          </table:table-cell>
        </table:table-row>
        <table:table-row table:style-name="ro0">
          <table:table-cell>
            <text:p>Qua</text:p>
          </table:table-cell>
          <table:table-cell office:value-type="float" office:value="18000.0">
            <text:p>18000.0</text:p>
          </table:table-cell>
          <table:table-cell>
            <text:p>[20-22]</text:p>
          </table:table-cell>
          <table:table-cell office:value-type="float" office:value="50.0">
            <text:p>50.0</text:p>
          </table:table-cell>
        </table:table-row>
        <table:table-row table:style-name="ro0">
          <table:table-cell>
            <text:p>Jij</text:p>
          </table:table-cell>
          <table:table-cell office:value-type="float" office:value="69000.0">
            <text:p>69000.0</text:p>
          </table:table-cell>
          <table:table-cell>
            <text:p>[26-28]</text:p>
          </table:table-cell>
          <table:table-cell office:value-type="float" office:value="70.0">
            <text:p>70.0</text:p>
          </table:table-cell>
        </table:table-row>
        <table:table-row table:style-name="ro0">
          <table:table-cell>
            <text:p>Lgt</text:p>
          </table:table-cell>
          <table:table-cell office:value-type="float" office:value="18500.0">
            <text:p>18500.0</text:p>
          </table:table-cell>
          <table:table-cell>
            <text:p>[20-22]</text:p>
          </table:table-cell>
          <table:table-cell office:value-type="float" office:value="90.0">
            <text:p>90.0</text:p>
          </table:table-cell>
        </table:table-row>
        <table:table-row table:style-name="ro0">
          <table:table-cell>
            <text:p>Lszz</text:p>
          </table:table-cell>
          <table:table-cell office:value-type="float" office:value="18510.0">
            <text:p>18510.0</text:p>
          </table:table-cell>
          <table:table-cell>
            <text:p>[20-22]</text:p>
          </table:table-cell>
          <table:table-cell office:value-type="float" office:value="60.0">
            <text:p>60.0</text:p>
          </table:table-cell>
        </table:table-row>
        <table:table-row table:style-name="ro0">
          <table:table-cell>
            <text:p>Hiv</text:p>
          </table:table-cell>
          <table:table-cell office:value-type="float" office:value="69100.0">
            <text:p>69100.0</text:p>
          </table:table-cell>
          <table:table-cell>
            <text:p>[26-28]</text:p>
          </table:table-cell>
          <table:table-cell office:value-type="float" office:value="70.0">
            <text:p>70.0</text:p>
          </table:table-cell>
        </table:table-row>
        <table:table-row table:style-name="ro0">
          <table:table-cell>
            <text:p>Qik</text:p>
          </table:table-cell>
          <table:table-cell office:value-type="float" office:value="69300.0">
            <text:p>69300.0</text:p>
          </table:table-cell>
          <table:table-cell>
            <text:p>[26-28]</text:p>
          </table:table-cell>
          <table:table-cell office:value-type="float" office:value="75.0">
            <text:p>75.0</text:p>
          </table:table-cell>
        </table:table-row>
      </table:table>
      <table:table table:name="attributs">
        <table:table-column table:style-name="co0"/>
        <table:table-column table:style-name="co0"/>
        <table:table-column table:style-name="co0"/>
        <table:table-row table:style-name="ro0">
          <table:table-cell>
            <text:p>ID</text:p>
          </table:table-cell>
          <table:table-cell>
            <text:p>QID</text:p>
          </table:table-cell>
          <table:table-cell>
            <text:p>DS</text:p>
          </table:table-cell>
        </table:table-row>
        <table:table-row table:style-name="ro0">
          <table:table-cell>
            <text:p>Nom</text:p>
          </table:table-cell>
          <table:table-cell>
            <text:p>CP</text:p>
          </table:table-cell>
          <table:table-cell>
            <text:p>C.E.</text:p>
          </table:table-cell>
        </table:table-row>
        <table:table-row table:style-name="ro0">
          <table:table-cell/>
          <table:table-cell>
            <text:p>Age</text:p>
          </table:table-cell>
          <table:table-cell/>
        </table:table-row>
      </table:table>
    </office:spreadsheet>
  </office:body>
</office:document-content>
</file>